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style>
    <style:style style:name="P4" style:family="paragraph" style:parent-style-name="Standard">
      <style:paragraph-properties fo:text-align="start" style:justify-single-word="false"/>
      <style:text-properties style:font-weight-complex="bold"/>
    </style:style>
    <style:style style:name="P5" style:family="paragraph" style:parent-style-name="Footer">
      <style:paragraph-properties fo:text-align="start" style:justify-single-word="false"/>
    </style:style>
    <style:style style:name="P6" style:family="paragraph" style:parent-style-name="Kop_20_Rechtbank" style:master-page-name="First_20_Page">
      <style:paragraph-properties fo:orphans="0" fo:widows="0" style:page-number="auto"/>
    </style:style>
    <style:style style:name="P7" style:family="paragraph" style:parent-style-name="Header">
      <style:paragraph-properties fo:text-align="end" style:justify-single-word="false" fo:padding="0in" fo:border="none"/>
    </style:style>
    <style:style style:name="P8" style:family="paragraph" style:parent-style-name="Standaard_20_vet">
      <style:paragraph-properties fo:text-align="start" style:justify-single-word="false"/>
    </style:style>
    <style:style style:name="P9" style:family="paragraph" style:parent-style-name="Normal_20__28_Web_29_">
      <style:paragraph-properties fo:margin-top="0.0193in" fo:margin-bottom="0.0193in" style:contextual-spacing="false"/>
      <style:text-properties fo:font-size="11pt" style:font-size-asian="11pt" style:language-asian="zh" style:country-asian="CN" style:font-size-complex="10pt"/>
    </style:style>
    <style:style style:name="P10"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weight="normal" style:font-weight-asian="normal"/>
    </style:style>
    <style:style style:name="T5" style:family="text">
      <style:text-properties fo:font-size="11pt" style:font-size-complex="11pt"/>
    </style:style>
    <style:style style:name="T6" style:family="text">
      <style:text-properties fo:font-size="11pt" fo:font-weight="bold" style:font-weight-asian="bold" style:font-size-complex="11pt"/>
    </style:style>
    <style:style style:name="T7" style:family="text">
      <style:text-properties fo:font-size="11pt" fo:language="nl" fo:country="NL" style:font-size-asian="11pt" style:font-size-complex="11pt"/>
    </style:style>
    <style:style style:name="T8" style:family="text">
      <style:text-properties fo:letter-spacing="-0.0016in" style:font-weight-complex="bold"/>
    </style:style>
    <style:style style:name="T9" style:family="text">
      <style:text-properties fo:letter-spacing="0.0083in"/>
    </style:style>
    <style:style style:name="T10"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000080" draw:stroke-linejoin="round" draw:fill="none"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jw.sys.1.naam_cor]" text:name="jw.sys.1.naam_cor"/>
      </text:user-field-decls>
      <text:p text:style-name="P6">RECHTBANK AMSTERDAM</text:p>
      <text:p text:style-name="P5">Bestuursrecht</text:p>
      <text:p text:style-name="P1"/>
      <text:p text:style-name="P1">zaaknummer: AMS 13/4688 </text:p>
      <text:p text:style-name="P2"/>
      <text:p text:style-name="P1"><text:span text:style-name="T2">proces-verbaal van de mondelinge uitspraak van de </text:span><text:span text:style-name="T1">enkelvoudige kamer</text:span><text:span text:style-name="T2"> op 10 juni 2014 in de zaak tussen</text:span></text:p>
      <text:p text:style-name="P2"/>
      <text:p text:style-name="P1"><text:span text:style-name="T2">R. van Halteren </text:span>te Amsterdam, eiser</text:p>
      <text:p text:style-name="P5"/>
      <text:p text:style-name="P5">en</text:p>
      <text:p text:style-name="P1"/>
      <text:p text:style-name="P8">de minister van Onderwijs, Cultuur en Wetenschappen, <text:span text:style-name="T4">verweerder</text:span></text:p>
      <text:p text:style-name="P1">(gemachtigde mr. G.J.M. Naber).</text:p>
      <text:p text:style-name="P1"/>
      <text:p text:style-name="P1"/>
      <text:p text:style-name="P1"><text:span text:style-name="T2">Zitting hebben:</text:span></text:p>
      <text:p text:style-name="P1">mr. A.M.I. van der Does, rechter,</text:p>
      <text:p text:style-name="P1">mr. S. Tax, griffier.</text:p>
      <text:p text:style-name="P1"><text:line-break/><text:line-break/><text:span text:style-name="T5">Eiser is verschenen. Verweerder is vertegenwoordigd door zijn gemachtigde. </text:span></text:p>
      <text:p text:style-name="P3"><text:bookmark text:name="blwRubPkv"/></text:p>
      <text:p text:style-name="P1"><text:span text:style-name="T1">Beslissing</text:span></text:p>
      <text:p text:style-name="P4"/>
      <text:p text:style-name="P1"><text:span text:style-name="T3">De rechtbank verklaart het beroep ongegrond.</text:span></text:p>
      <text:p text:style-name="P4"/>
      <text:p text:style-name="P1"><text:span text:style-name="T1">Overwegingen</text:span></text:p>
      <text:p text:style-name="P3"/>
      <text:p text:style-name="P1">Aan de orde is alleen de vraag of verweerder het bezwaar van eiser terecht niet-ontvankelijk heeft geacht.<text:line-break/><text:line-break/>Op grond van artikel 6:7 van de Algemene wet bestuursrecht (Awb) bedraagt de termijn voor het indienen van een bezwaarschrift zes weken. </text:p>
      <text:p text:style-name="P1"/>
      <text:p text:style-name="P1">Verweerder heeft het primaire besluit op 26 maart 2013 aan eiser verzonden. <text:s/>Het bezwaarschrift van eiser is op 14 mei 2013 verzonden. Daarmee staat vast dat het bezwaarschrift niet binnen de daarvoor geldende termijn is ingediend.</text:p>
      <text:p text:style-name="P1"/>
      <text:p text:style-name="P1">Op grond van artikel 6:11 van de Awb blijft niet-ontvankelijkverklaring wegens termijnoverschrijding achterwege indien redelijkerwijs niet kan worden geoordeeld dat de indiener van het bezwaarschrift in verzuim is geweest.</text:p>
      <text:p text:style-name="P1"/>
      <text:p text:style-name="P1">Eiser heeft aangevoerd dat het bezwaar te laat is ingediend, omdat hij in een appartement komt waarbij de post voor alle vijf tot het gebouw behorende appartementen bij elkaar komt. De post wordt vervolgens veelal door de bewoners zelf gesorteerd, waarbij het primaire besluit waarschijnlijk in een verkeerde stapel terecht is gekomen. Het primaire besluit is pas <text:s text:c="2"/>na het verlopen van de bezwaartermijn bij eiser terecht gekomen. <text:line-break/><text:soft-page-break/></text:p>
      <text:p text:style-name="P1">Naar het oordeel van de rechtbank heeft verweerder in hetgeen eiser heeft aangevoerd omtrent het te laat indienen van zijn bezwaarschrift terecht geen reden gezien om de termijnoverschrijding verschoonbaar te achten. De omstandigheden die eiser in dit kader heeft aangevoerd liggen in zijn risicosfeer.<text:line-break/><text:line-break/>Dat verweerder bij het nemen van het primaire besluit ook de termijn heeft overschreden, doet aan het voorgaande niet af. Eiser had verweerder na het overschrijden van de beslistermijn in gebreke kunnen stellen en zonodig beroep kunnen instellen bij de rechtbank wegens het niet tijdig beslissen.</text:p>
      <text:p text:style-name="P1"><text:line-break/>Gelet op het voorgaande heeft verweerder het bezwaar van eiser terecht niet-ontvankelijk verklaard wegens termijnoverschrijding. <text:line-break/></text:p>
      <text:p text:style-name="P1">Ten overvloede overweegt de rechbank dat, indien eiser over nieuwe informatie over de accredidatie van zijn in het buitenland genoten opleiding beschikt, hij bij verweerder een verzoek om herziening van het primaire besluit kan indienen.</text:p>
      <text:p text:style-name="P1"><text:line-break/>De rechtbank zal het beroep van eiser ongegrond verklaren. Voor een vergoeding van het griffierecht ziet de rechtbank geen aanleiding.</text:p>
      <text:p text:style-name="P3"/>
      <text:p text:style-name="P1"><text:span text:style-name="T3">Waarvan proces-verbaal,</text:span></text:p>
      <text:p text:style-name="P4"/>
      <text:p text:style-name="P4"/>
      <text:p text:style-name="P1"><text:span text:style-name="T3">de griffier<text:tab/><text:tab/><text:tab/><text:tab/><text:tab/>de rechter</text:span><text:bookmark text:name="blwDicUsp"/></text:p>
      <text:p text:style-name="P1"/>
      <text:p text:style-name="Standard"/>
      <text:p text:style-name="Standard"><text:span text:style-name="T6">Rechtsmiddel</text:span></text:p>
      <text:p text:style-name="P1"><text:span text:style-name="U-norm_20_8.5"><text:span text:style-name="T7">Tegen deze uitspraak kan binnen zes weken na de dag van verzending daarvan hoger beroep worden ingesteld bij </text:span></text:span><text:span text:style-name="T5">de Centrale Raad van Beroep.</text:span></text:p>
      <text:p text:style-name="P9"/>
      <text:p text:style-name="Standard">Afschrift verzonden op:</text:p>
      <text:p text:style-name="Standard">D: C</text:p>
      <text:p text:style-name="Standard">S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l" fo:country="NL" style:letter-kerning="tru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772in" fo:text-align="justify" style:justify-single-word="false" fo:orphans="0" fo:widows="0" fo:hyphenation-ladder-count="no-limit" style:writing-mode="lr-tb"/>
      <style:text-properties fo:font-size="11pt" style:font-size-asian="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default-outline-level="" style:class="extra"/>
    <style:style style:name="Kop_20_Rechtbank" style:display-name="Kop Rechtbank" style:family="paragraph" style:default-outline-level="">
      <style:paragraph-properties fo:margin-top="0.1528in" fo:margin-bottom="0in" style:contextual-spacing="false" fo:line-height="200%" fo:orphans="2" fo:widows="2" style:writing-mode="lr-tb"/>
      <style:text-properties style:font-name="Arial" fo:font-size="11pt" fo:letter-spacing="0.0043in" fo:font-weight="bold" style:font-size-asian="11pt" style:font-weight-asian="bold"/>
    </style:style>
    <style:style style:name="Koptekst_20_Titel" style:display-name="Koptekst Titel" style:family="paragraph" style:default-outline-level="">
      <style:paragraph-properties fo:orphans="2" fo:widows="2" style:writing-mode="lr-tb"/>
      <style:text-properties fo:font-size="36pt" fo:letter-spacing="0.0138in" style:font-size-asian="36pt"/>
    </style:style>
    <style:style style:name="Header" style:family="paragraph" style:parent-style-name="Standard" style:default-outline-level="" style:class="extra">
      <style:paragraph-properties fo:margin-top="0.1665in" fo:margin-bottom="0in" style:contextual-spacing="false"/>
    </style:style>
    <style:style style:name="Standaard_20_vet" style:display-name="Standaard vet" style:family="paragraph" style:parent-style-name="Standard" style:default-outline-level="">
      <style:text-properties fo:font-weight="bold" style:font-weight-asian="bold"/>
    </style:style>
    <style:style style:name="Normal_20__28_Web_29_" style:display-name="Normal (Web)" style:family="paragraph" style:parent-style-name="Standard" style:default-outline-level="">
      <style:paragraph-properties fo:margin-top="0.0193in" fo:margin-bottom="0.0193in" style:contextual-spacing="false" fo:line-height="100%" fo:text-align="start" style:justify-single-word="false" fo:orphans="2" fo:widows="2" fo:hyphenation-ladder-count="no-limit"/>
      <style:text-properties fo:font-size="12pt" style:font-size-asian="12pt" style:font-size-complex="12pt" fo:hyphenate="true" fo:hyphenation-remain-char-count="2" fo:hyphenation-push-char-count="2"/>
    </style:style>
    <style:style style:name="Balloon_20_Text" style:display-name="Balloon Text" style:family="paragraph" style:parent-style-name="Standard" style:default-outline-level="">
      <style:paragraph-properties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U-norm_20_8.5" style:display-name="U-norm 8.5" style:family="text" style:parent-style-name="Default_20_Paragraph_20_Font">
      <style:text-properties style:font-name="Times New Roman" fo:font-size="9pt" fo:language="en" fo:country="US" style:font-size-asian="9pt" style:font-size-complex="9pt"/>
    </style:style>
    <style:style style:name="Ballontekst_20_Char" style:display-name="Ballonteks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family-generic="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none"/>
    </style:style>
    <style:style style:name="MP2" style:family="paragraph">
      <style:paragraph-properties fo:text-align="center"/>
    </style:style>
    <style:style style:name="MT1" style:family="text"/>
    <style:style style:name="MT2" style:family="text">
      <style:text-properties fo:letter-spacing="0.0083in"/>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ge" fo:background-color="#ffffff" style:background-transparency="100%" fo:padding="0in" fo:border="none">
        <style:background-image/>
      </style:graphic-properties>
    </style:style>
    <style:style style:name="Mgr1" style:family="graphic">
      <style:graphic-properties draw:stroke="solid" svg:stroke-width="0in"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solid" svg:stroke-width="0in" svg:stroke-color="#000080" draw:stroke-linejoin="round" draw:fill="none" draw:textarea-horizontal-align="center" draw:textarea-vertical-align="middle" style:run-through="background"/>
    </style:style>
    <style:page-layout style:name="Mpm1">
      <style:page-layout-properties fo:page-width="8.2681in" fo:page-height="11.6929in" style:num-format="1" style:print-orientation="portrait" fo:margin-top="0.9846in" fo:margin-bottom="0.9846in" fo:margin-left="1.5673in" fo:margin-right="0.9846in" style:writing-mode="lr-tb" style:layout-grid-color="#c0c0c0" style:layout-grid-lines="2269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Standard"><draw:frame draw:style-name="Mfr1" draw:name="Frame1" text:anchor-type="paragraph" svg:x="6.0008in" svg:y="0.0161in" svg:width="1.3008in" draw:z-index="1"><draw:text-box fo:min-height="0in"><text:p text:style-name="MP1"><text:span text:style-name="page_20_number">pagina </text:span><text:span text:style-name="page_20_number"><text:page-number text:select-page="current">2</text:page-number></text:span><text:span text:style-name="page_20_number"> van </text:span><text:span text:style-name="page_20_number"><text:page-count>2</text:page-count></text:span></text:p></draw:text-box></draw:frame><draw:line text:anchor-type="paragraph" draw:z-index="0" draw:name="Line 1" draw:style-name="Mgr1" draw:text-style-name="MP2" svg:x1="1.5in" svg:y1="1.5in" svg:x2="6.9in" svg:y2="1.5in"><text:p/></draw:line></text:p>
        <text:p text:style-name="Standard">zaaknummer: [Regnummer]<text:conditional-text text:condition="ooow:" text:string-value-if-true="" text:string-value-if-false="" text:current-value="true"/>AMS 13/4688<draw:g text:anchor-type="char" draw:z-index="2" draw:name="Group 6" draw:style-name="Mgr2"><draw:line draw:name="Freeform 7" draw:style-name="Mgr3" draw:text-style-name="MP2" svg:x1="0.0008in" svg:y1="1.4409in" svg:x2="5.5091in" svg:y2="1.4409in"><text:p/></draw:line></draw:g></text:p>
        <text:p text:style-name="Standard">inzake: R. van Halteren</text:p>
      </style:header>
    </style:master-page>
    <style:master-page style:name="First_20_Page" style:display-name="First Page" style:page-layout-name="Mpm1" style:next-style-name="Standard">
      <style:header>
        <text:p text:style-name="Koptekst_20_Titel"><text:bookmark text:name="HSKop"/><text:span text:style-name="MT2">instructie</text:span><draw:g text:anchor-type="char" draw:z-index="3" draw:name="Group 2" draw:style-name="Mgr2"><draw:line draw:name="Freeform 3" draw:style-name="Mgr3" draw:text-style-name="MP2" svg:x1="0.0008in" svg:y1="1.4398in" svg:x2="5.5091in" svg:y2="1.4398in"><text:p/></draw:lin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HTBANK AMSTERDAM</dc:title>
    <meta:initial-creator>Tax, S. (Rechtbank Amsterdam)</meta:initial-creator>
    <dc:creator>ALEX OUEDRAOGO</dc:creator>
    <meta:editing-cycles>5</meta:editing-cycles>
    <meta:print-date>2014-06-04T14:35:00</meta:print-date>
    <meta:creation-date>2014-06-04T14:08:00</meta:creation-date>
    <dc:date>2014-06-15T21:55:49</dc:date>
    <meta:editing-duration>PT2M8S</meta:editing-duration>
    <meta:generator>LibreOffice/4.0.4.2$Linux_X86_64 LibreOffice_project/400m0$Build-2</meta:generator>
    <meta:document-statistic meta:table-count="0" meta:image-count="0" meta:object-count="0" meta:page-count="2" meta:paragraph-count="34" meta:word-count="450" meta:character-count="3042" meta:non-whitespace-character-count="2606"/>
    <meta:user-defined meta:name="AppVersion">15.0000</meta:user-defined>
    <meta:user-defined meta:name="Company">Ministerie van Justit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 uitspraak mondeling pv - 2013-nw" xlink:href=""/>
  </office:meta>
</office:document-meta>
</file>